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officeooo:paragraph-rsid="001a7593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officeooo:paragraph-rsid="001a7593"/>
    </style:style>
    <style:style style:name="P4" style:family="paragraph" style:parent-style-name="Heading_20_1">
      <style:text-properties officeooo:paragraph-rsid="001a7593"/>
    </style:style>
    <style:style style:name="P5" style:family="paragraph" style:parent-style-name="Standard">
      <style:paragraph-properties ch2_options="{'Style': 'default', 'Language': 'C++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1a7593" fo:background-color="transparent"/>
    </style:style>
    <style:style style:name="P6" style:family="paragraph" style:parent-style-name="Standard">
      <style:text-properties officeooo:paragraph-rsid="001a7593"/>
    </style:style>
    <style:style style:name="P7" style:family="paragraph" style:parent-style-name="Text_20_body">
      <style:paragraph-properties fo:text-align="center" style:justify-single-word="false"/>
      <style:text-properties officeooo:paragraph-rsid="001a7593"/>
    </style:style>
    <style:style style:name="P8" style:family="paragraph" style:parent-style-name="Text_20_body">
      <style:text-properties officeooo:rsid="0013edaa" officeooo:paragraph-rsid="001a7593"/>
    </style:style>
    <style:style style:name="P9" style:family="paragraph" style:parent-style-name="Text_20_body">
      <style:text-properties officeooo:rsid="0014169c" officeooo:paragraph-rsid="001a7593"/>
    </style:style>
    <style:style style:name="P10" style:family="paragraph" style:parent-style-name="Text_20_body">
      <style:text-properties officeooo:rsid="001641a8" officeooo:paragraph-rsid="001a7593"/>
    </style:style>
    <style:style style:name="P11" style:family="paragraph" style:parent-style-name="Text_20_body">
      <style:text-properties officeooo:rsid="001a90af" officeooo:paragraph-rsid="001a7593"/>
    </style:style>
    <style:style style:name="P12" style:family="paragraph" style:parent-style-name="Text_20_body">
      <style:text-properties fo:font-style="normal" officeooo:rsid="001530c6" officeooo:paragraph-rsid="001a7593" style:font-style-asian="normal" style:font-style-complex="normal"/>
    </style:style>
    <style:style style:name="P13" style:family="paragraph" style:parent-style-name="Text_20_body">
      <style:text-properties fo:font-style="italic" officeooo:rsid="001530c6" officeooo:paragraph-rsid="001a7593" style:font-style-asian="italic" style:font-style-complex="italic"/>
    </style:style>
    <style:style style:name="P14" style:family="paragraph" style:parent-style-name="Text_20_body">
      <style:text-properties officeooo:rsid="001530c6" officeooo:paragraph-rsid="001a7593"/>
    </style:style>
    <style:style style:name="P15" style:family="paragraph" style:parent-style-name="Text_20_body">
      <style:text-properties officeooo:rsid="001c4242" officeooo:paragraph-rsid="001a7593"/>
    </style:style>
    <style:style style:name="P16" style:family="paragraph" style:parent-style-name="Text_20_body">
      <style:text-properties officeooo:rsid="001eb46a" officeooo:paragraph-rsid="001a7593"/>
    </style:style>
    <style:style style:name="P17" style:family="paragraph" style:parent-style-name="Text_20_body">
      <style:text-properties officeooo:paragraph-rsid="001a7593"/>
    </style:style>
    <style:style style:name="T1" style:family="text">
      <style:text-properties officeooo:rsid="00392000"/>
    </style:style>
    <style:style style:name="T2" style:family="text">
      <style:text-properties officeooo:rsid="001351a3"/>
    </style:style>
    <style:style style:name="T3" style:family="text">
      <style:text-properties officeooo:rsid="001530c6"/>
    </style:style>
    <style:style style:name="T4" style:family="text">
      <style:text-properties officeooo:rsid="0014169c"/>
    </style:style>
    <style:style style:name="T5" style:family="text">
      <style:text-properties officeooo:rsid="001c4242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7023" style:font-style-asian="normal" style:font-style-complex="normal"/>
    </style:style>
    <style:style style:name="T8" style:family="text">
      <style:text-properties officeooo:rsid="001b702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d1082" style:font-style-asian="italic" style:font-style-complex="italic"/>
    </style:style>
    <style:style style:name="T11" style:family="text">
      <style:text-properties fo:font-style="italic" officeooo:rsid="001e3b23" style:font-style-asian="italic" style:font-style-complex="italic"/>
    </style:style>
    <style:style style:name="T12" style:family="text">
      <style:text-properties fo:font-style="italic" officeooo:rsid="0023d59a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Alex Shah</text:p>
      <text:p text:style-name="P7">Project <text:span text:style-name="T1">9</text:span> <text:s/>- <text:span text:style-name="T2">Orientation Sensor Data </text:span><text:span text:style-name="T1">Over Bluetooth</text:span></text:p>
      <text:p text:style-name="P7">2024-0<text:span text:style-name="T3">4</text:span>-<text:span text:style-name="T1">25</text:span></text:p>
      <text:p text:style-name="P7">EN.605.715.81.SP24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31_3134471456" text:style-name="Index_20_Link" text:visited-style-name="Index_20_Link">Requirements<text:tab/>1</text:a></text:p>
          <text:p text:style-name="P2"><text:a xlink:type="simple" xlink:href="#__RefHeading___Toc33_3134471456" text:style-name="Index_20_Link" text:visited-style-name="Index_20_Link">Design<text:tab/>1</text:a></text:p>
          <text:p text:style-name="P2"><text:a xlink:type="simple" xlink:href="#__RefHeading___Toc35_3134471456" text:style-name="Index_20_Link" text:visited-style-name="Index_20_Link">Implementation<text:tab/>1</text:a></text:p>
          <text:p text:style-name="P2"><text:a xlink:type="simple" xlink:href="#__RefHeading___Toc1802_1116636479" text:style-name="Index_20_Link" text:visited-style-name="Index_20_Link">Demo<text:tab/>2</text:a></text:p>
          <text:p text:style-name="P2"><text:a xlink:type="simple" xlink:href="#__RefHeading___Toc39_3134471456" text:style-name="Index_20_Link" text:visited-style-name="Index_20_Link">References<text:tab/>2</text:a></text:p>
        </text:index-body>
      </text:table-of-content>
      <text:p text:style-name="P6"/>
      <text:h text:style-name="P4" text:outline-level="1"><text:bookmark-start text:name="__RefHeading___Toc31_3134471456"/>Requirements<text:bookmark-end text:name="__RefHeading___Toc31_3134471456"/></text:h>
      <text:p text:style-name="P8"/>
      <text:h text:style-name="P4" text:outline-level="1"><text:bookmark-start text:name="__RefHeading___Toc33_3134471456"/>Design<text:bookmark-end text:name="__RefHeading___Toc33_3134471456"/></text:h>
      <text:p text:style-name="P9"/>
      <text:h text:style-name="P4" text:outline-level="1" text:is-list-header="true"><text:bookmark-start text:name="__RefHeading___Toc35_3134471456"/><text:span text:style-name="T4">I</text:span>mplementation<text:bookmark-end text:name="__RefHeading___Toc35_3134471456"/></text:h>
      <text:p text:style-name="P10"/>
      <text:p text:style-name="P11">```</text:p>
      <text:p text:style-name="P5"><text:span text:style-name="ch2_5f_default.Punctuation"/></text:p>
      <text:p text:style-name="P11">```</text:p>
      <text:p text:style-name="P12"><text:span text:style-name="T5">R</text:span>emotely connect to pi e.g.</text:p>
      <text:p text:style-name="P12">$ ssh user@IP</text:p>
      <text:p text:style-name="P13"><text:span text:style-name="T6">make note of tty address to verify the </text:span><text:span text:style-name="T7">Arduino</text:span><text:span text:style-name="T6"> is connected</text:span> </text:p>
      <text:p text:style-name="P14">$ ls /dev/tty*</text:p>
      <text:p text:style-name="P13">&gt; <text:s text:c="3"/>/dev/ttyACM<text:span text:style-name="T8">1</text:span> is present after <text:span text:style-name="T8">plugging the Arduino into the Pi’s USB port</text:span></text:p>
      <text:p text:style-name="P15">$ cat /dev/ttyACM1</text:p>
      <text:p text:style-name="P15">&gt; <text:span text:style-name="T9">Serial output from the Arduino </text:span><text:span text:style-name="T10">showing </text:span><text:span text:style-name="T11">orientation data (X/Y/Z or Pitch, </text:span><text:span text:style-name="T12">Yaw</text:span><text:span text:style-name="T11">, </text:span><text:span text:style-name="T12">Roll</text:span><text:span text:style-name="T11">)</text:span></text:p>
      <text:h text:style-name="P4" text:outline-level="1"><text:bookmark-start text:name="__RefHeading___Toc1802_1116636479"/><text:soft-page-break/>Demo<text:bookmark-end text:name="__RefHeading___Toc1802_1116636479"/></text:h>
      <text:p text:style-name="P16"/>
      <text:h text:style-name="P4" text:outline-level="1" text:is-list-header="true"><text:bookmark-start text:name="__RefHeading___Toc39_3134471456"/>References<text:bookmark-end text:name="__RefHeading___Toc39_3134471456"/></text:h>
      <text:p text:style-name="P17"><text:a xlink:type="simple" xlink:href="https://www.hackster.io/kamaluddinkhan/using-the-on-board-bluetooth-on-the-pi-4-for-communication-a9708e" text:style-name="Internet_20_link" text:visited-style-name="Visited_20_Internet_20_Link">https://www.hackster.io/kamaluddinkhan/using-the-on-board-bluetooth-on-the-pi-4-for-communication-a9708e</text:a>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ch2_5f_default.Punctuation" style:display-name="ch2_default.Punctua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6:16:59.066154204</meta:creation-date>
    <dc:date>2024-04-25T16:17:24.696537532</dc:date>
    <meta:editing-duration>PT25S</meta:editing-duration>
    <meta:editing-cycles>2</meta:editing-cycles>
    <meta:generator>LibreOffice/24.2.1.2$MacOSX_AARCH64 LibreOffice_project/db4def46b0453cc22e2d0305797cf981b68ef5ac</meta:generator>
    <meta:document-statistic meta:table-count="0" meta:image-count="0" meta:object-count="0" meta:page-count="2" meta:paragraph-count="25" meta:word-count="85" meta:character-count="612" meta:non-whitespace-character-count="547"/>
  </office:meta>
</office:document-meta>
</file>